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1fdbe0" officeooo:paragraph-rsid="001fdbe0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2172e2" officeooo:paragraph-rsid="001fdbe0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paragraph-rsid="00284f2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paragraph-rsid="0022cf0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2a2ad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fdbe0" officeooo:paragraph-rsid="001fdbe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fdbe0" officeooo:paragraph-rsid="002a2ad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dbe0" officeooo:paragraph-rsid="001fdbe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284f23"/>
    </style:style>
    <style:style style:name="P10" style:family="paragraph" style:parent-style-name="Standard">
      <style:paragraph-properties fo:text-align="start" style:justify-single-word="false"/>
      <style:text-properties officeooo:paragraph-rsid="002a2a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e0" style:font-weight-asian="bold" style:font-weight-complex="bold"/>
    </style:style>
    <style:style style:name="T3" style:family="text">
      <style:text-properties fo:font-weight="bold" officeooo:rsid="002a2ad7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e71bd" style:font-size-asian="14pt" style:font-weight-asian="bold" style:font-size-complex="14pt" style:font-weight-complex="bold"/>
    </style:style>
    <style:style style:name="T6" style:family="text">
      <style:text-properties officeooo:rsid="0022cf07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fo:letter-spacing="normal" fo:font-style="normal" fo:font-weight="normal" officeooo:rsid="002a2ad7"/>
    </style:style>
    <style:style style:name="T9" style:family="text">
      <style:text-properties fo:font-variant="normal" fo:text-transform="none" fo:color="#333333" fo:letter-spacing="normal" fo:font-style="normal" fo:font-weight="normal" officeooo:rsid="0022cf07"/>
    </style:style>
    <style:style style:name="T10" style:family="text">
      <style:text-properties fo:font-variant="normal" fo:text-transform="none" fo:color="#333333" fo:letter-spacing="normal" fo:font-style="normal" fo:font-weight="normal" officeooo:rsid="002bfd76"/>
    </style:style>
    <style:style style:name="T11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2" style:family="text">
      <style:text-properties officeooo:rsid="001fdbe0"/>
    </style:style>
    <style:style style:name="T13" style:family="text">
      <style:text-properties fo:font-weight="normal" officeooo:rsid="001fdbe0" style:font-weight-asian="normal" style:font-weight-complex="normal"/>
    </style:style>
    <style:style style:name="T14" style:family="text">
      <style:text-properties style:font-name="Liberation Serif" fo:font-size="12pt" fo:font-weight="bold" officeooo:rsid="00284f23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1fdbe0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officeooo:rsid="001fdbe0" style:font-size-asian="12pt" style:font-size-complex="12pt"/>
    </style:style>
    <style:style style:name="T17" style:family="text">
      <style:text-properties style:font-name="Liberation Serif" fo:font-size="12pt" officeooo:rsid="002a2ad7" style:font-size-asian="12pt" style:font-size-complex="12pt"/>
    </style:style>
    <style:style style:name="T18" style:family="text">
      <style:text-properties officeooo:rsid="002a2a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ppendix 02: </text:span><text:span text:style-name="T4">Current and Pending Support</text:span><text:line-break/>Jonathan Asaadi<text:line-break/>University of Texas Arlington</text:p>
      <text:p text:style-name="P2"/>
      <text:p text:style-name="P8"/>
      <text:p text:style-name="P9"><text:span text:style-name="T14">Sponsor</text:span><text:span text:style-name="T15">:</text:span><text:span text:style-name="T16"> DOE </text:span><text:span text:style-name="T17">Comparative Review Funding</text:span><text:span text:style-name="T16"> (</text:span><text:span text:style-name="T17">Intensity Frontier Research - </text:span><text:span text:style-name="T16">Current)<text:line-break/></text:span><text:span text:style-name="T15">Award Number: </text:span><text:span text:style-name="T13">DE-SC001168 </text:span></text:p>
      <text:p text:style-name="P3"><text:span text:style-name="T2">Proposal Title:</text:span><text:span text:style-name="T12"> </text:span><text:span text:style-name="T7">RESEARCH IN ELEMENTARY PARTICLE PHYSICS</text:span></text:p>
      <text:p text:style-name="P4"><text:span text:style-name="T3">Awarded</text:span><text:span text:style-name="T2"> Amount:</text:span><text:span text:style-name="T12"> $</text:span><text:span text:style-name="T8">310,000 /year</text:span></text:p>
      <text:p text:style-name="P6"><text:span text:style-name="T1">Total Award Period Covered:</text:span> <text:span text:style-name="T18">04</text:span>/01/201<text:span text:style-name="T6">7</text:span> – 0<text:span text:style-name="T18">3</text:span>/<text:span text:style-name="T6">31</text:span>/20<text:span text:style-name="T6">20</text:span><text:line-break/><text:span text:style-name="T1">Person Months per Year from PI:</text:span> 2 months<text:line-break/><text:span text:style-name="T1">Comments:</text:span> <text:span text:style-name="T18">This award supports work on the Fermilab short basline (SBND, MicroBooNE, ICARUS, and LArIAT) experiments and long baseline neutrino experiments (DUNE) for PI Asaadi and Yu. </text:span></text:p>
      <text:p text:style-name="P6"/>
      <text:p text:style-name="P6"/>
      <text:p text:style-name="P10"><text:span text:style-name="T14">Sponsor</text:span><text:span text:style-name="T15">:</text:span><text:span text:style-name="T16"> DOE </text:span><text:span text:style-name="T17">Comparative Review Funding</text:span><text:span text:style-name="T16"> (</text:span><text:span text:style-name="T17">Detector R&amp;D - </text:span><text:span text:style-name="T16">Current)<text:line-break/></text:span><text:span text:style-name="T15">Award Number: </text:span><text:span text:style-name="T13">DE-SC001168 </text:span></text:p>
      <text:p text:style-name="P5"><text:span text:style-name="T2">Proposal Title:</text:span><text:span text:style-name="T12"> </text:span><text:span text:style-name="T7">RESEARCH IN ELEMENTARY PARTICLE PHYSICS</text:span></text:p>
      <text:p text:style-name="P5"><text:span text:style-name="T3">Awarded</text:span><text:span text:style-name="T2"> Amount:</text:span><text:span text:style-name="T12"> $90k</text:span><text:span text:style-name="T8"> (2017-2018), </text:span><text:span text:style-name="T10">$80k (2018-2019), $80k (2019-2020)</text:span></text:p>
      <text:p text:style-name="P7"><text:span text:style-name="T11">Total Award Period Covered:</text:span><text:span text:style-name="T7"> </text:span><text:span text:style-name="T8">04</text:span><text:span text:style-name="T7">/01/201</text:span><text:span text:style-name="T9">7</text:span><text:span text:style-name="T7"> – 0</text:span><text:span text:style-name="T8">3</text:span><text:span text:style-name="T7">/</text:span><text:span text:style-name="T9">31</text:span><text:span text:style-name="T7">/20</text:span><text:span text:style-name="T9">20</text:span><text:span text:style-name="T7"><text:line-break/></text:span><text:span text:style-name="T11">Person Months per Year from PI:</text:span><text:span text:style-name="T7"> </text:span><text:span text:style-name="T10">0</text:span><text:span text:style-name="T7"> months<text:line-break/></text:span><text:span text:style-name="T11">Comments:</text:span><text:span text:style-name="T7"> </text:span><text:span text:style-name="T8">This award supports work on </text:span><text:span text:style-name="T10">new light detection device (SiPM Wheel) with PI’s Nygren and Jones. This research will continue during the awarded period for this proposal with increasing support from Jones and Nyg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</meta:initial-creator>
    <meta:creation-date>2015-11-18T05:30:59.856405601</meta:creation-date>
    <dc:date>2018-09-14T02:19:32.963373128</dc:date>
    <meta:editing-duration>PT34M56S</meta:editing-duration>
    <meta:editing-cycles>14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153" meta:character-count="1085" meta:non-whitespace-character-count="936"/>
  </office:meta>
</office:document-meta>
</file>